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  <table:table-cell office:value-type="string" calcext:value-type="string">
            <text:p>Design by Contract vs API good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reate new Order</text:p>
          </table:table-cell>
          <table:table-cell table:style-name="ce6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6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 FluentAssertions for decimal rou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Service Cl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-00-0000</text:date>, <text:time style:data-style-name="N2" text:time-value="11:14:06.027421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25T12:23:35.653003454</dc:date>
    <meta:editing-duration>PT9H52M42S</meta:editing-duration>
    <meta:editing-cycles>31</meta:editing-cycles>
    <meta:document-statistic meta:table-count="1" meta:cell-count="42" meta:object-count="0"/>
  </office:meta>
</office:document-meta>
</file>